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py3o.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object.aceite" text:name="py3o.object.aceite"/>
        <text:user-field-decl office:value-type="string" office:string-value="object.cedente_logradouro" text:name="py3o.object.cedente_logradouro"/>
        <text:user-field-decl office:value-type="string" office:string-value="object.cendente_uf" text:name="py3o.object.cendente_uf"/>
        <text:user-field-decl office:value-type="string" office:string-value="object.cedente_bairro" text:name="py3o.object.cedente_bairro"/>
        <text:user-field-decl office:value-type="string" office:string-value="object.cedente_cep" text:name="py3o.object.cedente_cep"/>
        <text:user-field-decl office:value-type="string" office:string-value="object.cedente_cidade" text:name="py3o.object.cedente_cidade"/>
        <text:user-field-decl office:value-type="string" office:string-value="object.sacado_cidade" text:name="py3o.object.sacado_cidade"/>
        <text:user-field-decl office:value-type="string" office:string-value="object.sacado_uf" text:name="py3o.object.sacado_uf"/>
        <text:user-field-decl office:value-type="string" office:string-value="object.sacado_bairro" text:name="py3o.object.sacado_bairro"/>
        <text:user-field-decl office:value-type="string" office:string-value="object.sacado_cep" text:name="py3o.object.sacado_cep"/>
        <text:user-field-decl office:value-type="string" office:string-value="object.sacado_docuimento" text:name="py3o.object.sacado_docuimento"/>
        <text:user-field-decl office:value-type="string" office:string-value="object.local_pagamento" text:name="py3o.object.local_pagamento"/>
        <text:user-field-decl office:value-type="string" office:string-value="object.cedente_uf" text:name="py3o.object.cedente_uf"/>
        <text:user-field-decl office:value-type="string" office:string-value="object.barcode" text:name="py3o.object.barcode"/>
        <text:user-field-decl office:value-type="string" office:string-value="object.codigo_dv_banco" text:name="py3o.object.codigo_dv_banco"/>
        <text:user-field-decl office:value-type="string" office:string-value="object.especie_documento" text:name="py3o.object.especie_documento"/>
        <text:user-field-decl office:value-type="string" office:string-value="object.especie" text:name="py3o.object.especie"/>
        <text:user-field-decl office:value-type="string" office:string-value="object.imagem_codigo_barras" text:name="py3o.object.imagem_codigo_barras"/>
      </text:user-field-decls>
      <text:p text:style-name="Standard"><text:a xlink:type="simple" xlink:href="py3o://for=%22object%20in%20boletos%22" text:style-name="Internet_20_link" text:visited-style-name="Visited_20_Internet_20_Link">for="object in boletos"</text:a></text:p>
      <text:p text:style-name="Standard"/>
      <text:p text:style-name="Standard"><text:user-field-get text:name="py3o.object.imagem_codigo_barras">object.imagem_codigo_barras</text:user-field-get></text:p>
      <text:p text:style-name="Standard"><draw:frame draw:style-name="fr1" draw:name="py3o.image(object.imagem_codigo_barras, 'png', isb64=True)" text:anchor-type="as-char" svg:width="9.601cm" svg:height="1.3cm" draw:z-index="0"><draw:text-box><text:p text:style-name="Frame_20_contents"/></draw:text-box></draw:frame></text:p>
      <text:p text:style-name="Standard"/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Table_20_Paragraph" style:display-name="Table Paragraph" style:family="paragraph" style:parent-style-name="Standard" style:default-outline-level="">
      <style:paragraph-properties fo:margin-left="0.088cm" fo:margin-right="0cm" fo:margin-top="0.03cm" fo:margin-bottom="0cm" loext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7T21:38:07.763703138</dc:date>
    <meta:editing-duration>P5DT5H10M8S</meta:editing-duration>
    <meta:editing-cycles>360</meta:editing-cycles>
    <meta:generator>LibreOffice/5.3.4.2$Linux_X86_64 LibreOffice_project/30m0$Build-2</meta:generator>
    <meta:print-date>2017-07-26T16:05:11.542839986</meta:print-date>
    <meta:document-statistic meta:table-count="0" meta:image-count="0" meta:object-count="0" meta:page-count="1" meta:paragraph-count="4" meta:word-count="5" meta:character-count="54" meta:non-whitespace-character-count="52"/>
    <meta:user-defined meta:name="decimal_separator">,</meta:user-defined>
    <meta:user-defined meta:name="digit_separator">.</meta:user-defined>
    <meta:user-defined meta:name="float_format">"%.2f"</meta:user-defined>
  </office:meta>
</office:document-meta>
</file>